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Unicode" fo:language="en" fo:country="US" officeooo:rsid="001bf865" officeooo:paragraph-rsid="001bf865"/>
    </style:style>
    <style:style style:name="P2" style:family="paragraph" style:parent-style-name="Standard">
      <style:paragraph-properties fo:text-align="center" style:justify-single-word="false"/>
      <style:text-properties style:font-name="Lucida Sans Unicode" fo:font-size="16pt" fo:language="en" fo:country="US" officeooo:rsid="001bf865" officeooo:paragraph-rsid="001bf865" style:font-size-asian="16pt" style:font-size-complex="16pt"/>
    </style:style>
    <style:style style:name="P3" style:family="paragraph" style:parent-style-name="Standard">
      <style:text-properties style:font-name="Lucida Sans Unicode" fo:language="ru" fo:country="RU" officeooo:rsid="001bf865" officeooo:paragraph-rsid="001bf865"/>
    </style:style>
    <style:style style:name="P4" style:family="paragraph" style:parent-style-name="Standard">
      <style:text-properties style:font-name="Lucida Sans Unicode" fo:language="ru" fo:country="RU" style:text-underline-style="solid" style:text-underline-width="auto" style:text-underline-color="font-color" officeooo:rsid="001bf865" officeooo:paragraph-rsid="001bf865"/>
    </style:style>
    <style:style style:name="P5" style:family="paragraph" style:parent-style-name="Standard">
      <style:paragraph-properties fo:text-align="center" style:justify-single-word="false"/>
      <style:text-properties style:font-name="Lucida Sans Unicode" fo:font-size="12pt" fo:language="en" fo:country="US" officeooo:rsid="001eaf80" officeooo:paragraph-rsid="001eaf80" style:font-size-asian="12pt" style:font-size-complex="12pt"/>
    </style:style>
    <style:style style:name="P6" style:family="paragraph" style:parent-style-name="Standard">
      <style:text-properties fo:color="#0000ff" style:font-name="Lucida Sans Unicode" fo:font-size="8pt" fo:language="ru" fo:country="RU" officeooo:rsid="001bf865" officeooo:paragraph-rsid="001bf865" style:font-size-asian="8pt" style:font-size-complex="8pt"/>
    </style:style>
    <style:style style:name="P7" style:family="paragraph" style:parent-style-name="Standard">
      <style:text-properties fo:color="#0000ff" style:font-name="Lucida Sans Unicode" fo:font-size="8pt" fo:language="ru" fo:country="RU" officeooo:rsid="001d823f" officeooo:paragraph-rsid="001d823f" style:font-size-asian="8pt" style:font-size-complex="8pt"/>
    </style:style>
    <style:style style:name="P8" style:family="paragraph" style:parent-style-name="Standard">
      <style:text-properties fo:color="#0000ff" style:font-name="Lucida Sans Unicode" fo:font-size="8pt" fo:language="ru" fo:country="RU" officeooo:rsid="001eaf80" officeooo:paragraph-rsid="001eaf80" style:font-size-asian="8pt" style:font-size-complex="8pt"/>
    </style:style>
    <style:style style:name="P9" style:family="paragraph" style:parent-style-name="Standard">
      <style:text-properties fo:color="#0000ff" style:font-name="Lucida Sans Unicode" fo:font-size="8pt" fo:language="ru" fo:country="RU" fo:font-weight="bold" officeooo:rsid="001d823f" officeooo:paragraph-rsid="001d823f" style:font-size-asian="8pt" style:font-weight-asian="bold" style:font-size-complex="8pt" style:font-weight-complex="bold"/>
    </style:style>
    <style:style style:name="P10" style:family="paragraph" style:parent-style-name="Standard">
      <style:text-properties fo:color="#0000ff" style:font-name="Lucida Sans Unicode" fo:font-size="8pt" fo:language="ru" fo:country="RU" fo:font-style="italic" officeooo:rsid="001d823f" officeooo:paragraph-rsid="001d823f" style:font-size-asian="8pt" style:font-style-asian="italic" style:font-size-complex="8pt" style:font-style-complex="italic"/>
    </style:style>
    <style:style style:name="P11" style:family="paragraph" style:parent-style-name="Standard">
      <style:text-properties fo:color="#808080" style:font-name="Lucida Sans Unicode" fo:font-size="8pt" fo:language="ru" fo:country="RU" officeooo:rsid="001bf865" officeooo:paragraph-rsid="001bf865" style:font-size-asian="8pt" style:font-size-complex="8pt"/>
    </style:style>
    <style:style style:name="P12" style:family="paragraph" style:parent-style-name="Standard">
      <style:text-properties fo:color="#808080" style:font-name="Lucida Sans Unicode" fo:font-size="8pt" fo:language="ru" fo:country="RU" officeooo:rsid="001d823f" officeooo:paragraph-rsid="001d823f" style:font-size-asian="8pt" style:font-size-complex="8pt"/>
    </style:style>
    <style:style style:name="P13" style:family="paragraph" style:parent-style-name="Standard">
      <style:text-properties fo:color="#000000" style:font-name="Lucida Sans Unicode" fo:font-size="12pt" fo:language="ru" fo:country="RU" officeooo:rsid="001bf865" officeooo:paragraph-rsid="001d823f" style:font-size-asian="12pt" style:font-size-complex="12pt"/>
    </style:style>
    <style:style style:name="P14" style:family="paragraph" style:parent-style-name="Standard">
      <style:text-properties fo:color="#000000" style:font-name="Lucida Sans Unicode" fo:font-size="12pt" fo:language="ru" fo:country="RU" officeooo:rsid="001d823f" officeooo:paragraph-rsid="001d823f" style:font-size-asian="12pt" style:font-size-complex="12pt"/>
    </style:style>
    <style:style style:name="P15" style:family="paragraph" style:parent-style-name="Standard">
      <style:text-properties fo:color="#000000" style:font-name="Lucida Sans Unicode" fo:font-size="12pt" fo:language="ru" fo:country="RU" style:text-underline-style="solid" style:text-underline-width="auto" style:text-underline-color="font-color" officeooo:rsid="001bf865" officeooo:paragraph-rsid="001d823f" style:font-size-asian="12pt" style:font-size-complex="12pt"/>
    </style:style>
    <style:style style:name="P16" style:family="paragraph" style:parent-style-name="Standard">
      <style:text-properties fo:color="#000000" style:font-name="Lucida Sans Unicode" fo:font-size="12pt" fo:language="ru" fo:country="RU" officeooo:rsid="001eaf80" officeooo:paragraph-rsid="001eaf80" style:font-size-asian="10.5pt" style:font-size-complex="12pt"/>
    </style:style>
    <style:style style:name="P17" style:family="paragraph" style:parent-style-name="Standard">
      <style:text-properties fo:color="#000000" style:font-name="Lucida Sans Unicode" fo:font-size="8pt" fo:language="ru" fo:country="RU" officeooo:rsid="001d823f" officeooo:paragraph-rsid="001d823f" style:font-size-asian="8pt" style:font-size-complex="8pt"/>
    </style:style>
    <style:style style:name="P18" style:family="paragraph" style:parent-style-name="Standard">
      <style:text-properties fo:color="#000000" style:font-name="Lucida Sans Unicode" fo:font-size="8pt" fo:language="ru" fo:country="RU" officeooo:rsid="001eaf80" officeooo:paragraph-rsid="001eaf80" style:font-size-asian="8pt" style:font-size-complex="8pt"/>
    </style:style>
    <style:style style:name="P19" style:family="paragraph" style:parent-style-name="Standard">
      <style:text-properties fo:color="#000000" style:font-name="Lucida Sans Unicode" fo:font-size="10pt" fo:language="ru" fo:country="RU" officeooo:rsid="001d823f" officeooo:paragraph-rsid="001d823f" style:font-size-asian="10pt" style:font-size-complex="10pt"/>
    </style:style>
    <style:style style:name="P20" style:family="paragraph" style:parent-style-name="Standard">
      <style:text-properties fo:color="#000000" style:font-name="Lucida Sans Unicode" fo:font-size="10pt" fo:language="ru" fo:country="RU" officeooo:rsid="001e883a" officeooo:paragraph-rsid="001e883a" style:font-size-asian="10pt" style:font-size-complex="10pt"/>
    </style:style>
    <style:style style:name="P21" style:family="paragraph" style:parent-style-name="Standard">
      <style:text-properties fo:color="#000000" style:font-name="Lucida Sans Unicode" fo:font-size="10pt" fo:language="ru" fo:country="RU" officeooo:rsid="001eaf80" officeooo:paragraph-rsid="001eaf80" style:font-size-asian="10pt" style:font-size-complex="10pt"/>
    </style:style>
    <style:style style:name="P22" style:family="paragraph" style:parent-style-name="Standard">
      <style:text-properties fo:color="#000000" style:font-name="Lucida Sans Unicode" fo:font-size="14pt" fo:language="ru" fo:country="RU" style:text-underline-style="solid" style:text-underline-width="auto" style:text-underline-color="font-color" officeooo:rsid="001eaf80" officeooo:paragraph-rsid="001eaf80" style:font-size-asian="14pt" style:font-size-complex="14pt"/>
    </style:style>
    <style:style style:name="P23" style:family="paragraph" style:parent-style-name="Standard">
      <style:text-properties fo:color="#666666" style:font-name="Lucida Sans Unicode" fo:font-size="8pt" fo:language="ru" fo:country="RU" officeooo:rsid="001d823f" officeooo:paragraph-rsid="001d823f" style:font-size-asian="8pt" style:font-size-complex="8pt"/>
    </style:style>
    <style:style style:name="P24" style:family="paragraph" style:parent-style-name="Standard">
      <style:text-properties fo:color="#666666" style:font-name="Lucida Sans Unicode" fo:font-size="8pt" fo:language="ru" fo:country="RU" officeooo:rsid="001eaf80" officeooo:paragraph-rsid="001eaf80" style:font-size-asian="8pt" style:font-size-complex="8pt"/>
    </style:style>
    <style:style style:name="P25" style:family="paragraph" style:parent-style-name="Standard">
      <style:paragraph-properties fo:break-before="page"/>
      <style:text-properties fo:color="#000000" style:font-name="Lucida Sans Unicode" fo:font-size="12pt" fo:language="ru" fo:country="RU" style:text-underline-style="solid" style:text-underline-width="auto" style:text-underline-color="font-color" officeooo:rsid="001d823f" officeooo:paragraph-rsid="001d823f" style:font-size-asian="12pt" style:font-size-complex="12pt"/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style:font-weight-asian="bold" style:font-weight-complex="bold"/>
    </style:style>
    <style:style style:name="T4" style:family="text">
      <style:text-properties fo:color="#808080"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823f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d823f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officeooo:rsid="001eaf80"/>
    </style:style>
    <style:style style:name="T12" style:family="text">
      <style:text-properties fo:color="#0000ff"/>
    </style:style>
    <style:style style:name="T13" style:family="text">
      <style:text-properties fo:color="#0000ff" fo:language="en" fo:country="US"/>
    </style:style>
    <style:style style:name="T14" style:family="text">
      <style:text-properties fo:language="ru" fo:country="RU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333333" fo:language="en" fo:country="US"/>
    </style:style>
    <style:style style:name="T17" style:family="text">
      <style:text-properties fo:color="#666666"/>
    </style:style>
    <style:style style:name="T18" style:family="text">
      <style:text-properties fo:color="#666666" fo:language="en" fo:country="US"/>
    </style:style>
    <style:style style:name="T19" style:family="text">
      <style:text-properties fo:color="#666666" officeooo:rsid="001eaf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megicus File System / 3 (OMFS3)</text:p>
      <text:p text:style-name="P5">(<text:span text:style-name="T14">краткая шпаргалка</text:span>)</text:p>
      <text:p text:style-name="P1"/>
      <text:p text:style-name="P3">ФС разделена на кластеры размеров в 64 килобайта.</text:p>
      <text:p text:style-name="P3"/>
      <text:p text:style-name="P4"><text:span text:style-name="T5">Кластер №0</text:span> содержит загрузочный блок (опционально) и общую информацию о разделе.</text:p>
      <text:p text:style-name="P3"/>
      <text:p text:style-name="P6"><text:s/><text:span text:style-name="T5"><text:s text:c="2"/>OMFS3:</text:span></text:p>
      <text:p text:style-name="P6"><text:s text:c="7"/><text:span text:style-name="T1"><text:s/>; 64 bytes: PARTINFO</text:span></text:p>
      <text:p text:style-name="P6"><text:s text:c="8"/>DB <text:s text:c="5"/>0xE8, 0x58, 0x90 <text:s text:c="9"/><text:tab/><text:tab/><text:span text:style-name="T1">; +00 JMP</text:span></text:p>
      <text:p text:style-name="P6"><text:s text:c="8"/>DB <text:s text:c="5"/>'OMFS3.00' <text:s text:c="20"/><text:tab/><text:span text:style-name="T1">; +03 SIGNATURE</text:span></text:p>
      <text:p text:style-name="P6"><text:s text:c="8"/>DB <text:s text:c="5"/>0 <text:s text:c="30"/><text:tab/><text:tab/><text:span text:style-name="T1">; +11 OWNER</text:span></text:p>
      <text:p text:style-name="P6"><text:s text:c="8"/>DD <text:s text:c="5"/>OFS2_PSIZE <text:s text:c="21"/><text:tab/><text:span text:style-name="T1">; +12 PART SIZE IN SECTORS</text:span></text:p>
      <text:p text:style-name="P6"><text:s text:c="8"/>DD <text:s text:c="5"/>-1 <text:s text:c="29"/><text:tab/><text:tab/><text:span text:style-name="T1">; +16 Number of Free Clusters (Set to -1 if Unknown)</text:span></text:p>
      <text:p text:style-name="P6"><text:s text:c="8"/>DD <text:s text:c="5"/>0 <text:s text:c="30"/><text:tab/><text:tab/><text:span text:style-name="T1">; +20 TIMESTAMP. HIGHT BITS FOR 64 BIT, since 19.01.2038</text:span></text:p>
      <text:p text:style-name="P6"><text:s text:c="8"/>DD <text:s text:c="5"/>1352904793 <text:s text:c="21"/><text:tab/><text:span text:style-name="T1">; +24 TIMESTAMP. 32 BIT</text:span></text:p>
      <text:p text:style-name="P6"><text:s text:c="8"/>DD <text:s text:c="5"/>0x00000002 <text:s text:c="21"/><text:tab/><text:span text:style-name="T1">; +28 Cluster # of ROOT DIR</text:span></text:p>
      <text:p text:style-name="P6"><text:s text:c="8"/>DD <text:s text:c="5"/>0x00000003 <text:s text:c="21"/><text:tab/><text:span text:style-name="T1">; +32 First BITMAP cluster. Next - right after every 4Gb</text:span></text:p>
      <text:p text:style-name="P6"><text:s text:c="8"/>DD <text:s text:c="5"/>0 <text:s text:c="30"/><text:tab/><text:tab/><text:span text:style-name="T1">; +36 Serial Number</text:span></text:p>
      <text:p text:style-name="P6"><text:s text:c="8"/>DD <text:s text:c="5"/>0 <text:s text:c="30"/><text:tab/><text:tab/><text:span text:style-name="T1">; +40 CheckCode</text:span></text:p>
      <text:p text:style-name="P6"><text:s text:c="8"/>DB <text:s text:c="5"/>16 DUP 'o' <text:s text:c="21"/><text:tab/><text:tab/><text:span text:style-name="T1">; res</text:span></text:p>
      <text:p text:style-name="P6"><text:s text:c="8"/>DB <text:s text:c="5"/>0 <text:s text:c="30"/><text:tab/><text:tab/><text:span text:style-name="T1">; +60 Compression (0;none, 1:LZO, 2:LZ4, 3:LZMA, 4;deflate, ...)</text:span></text:p>
      <text:p text:style-name="P6"><text:s text:c="8"/>DB <text:s text:c="5"/>0 <text:s text:c="30"/><text:tab/><text:tab/><text:span text:style-name="T1">; +61 WhatEncrypt: 0=Nothing, 1=Only files fith 'c' flag, 2=Files And Clusters</text:span></text:p>
      <text:p text:style-name="P6"><text:s text:c="8"/>DB <text:s text:c="5"/>0 <text:s text:c="30"/><text:tab/><text:tab/><text:span text:style-name="T1">; +62 encryption mode for CLUSTERS ENCRYPTION(0: none, 1: GOST89, 2:GOST89-14 3:RC6, 4:MARS, 5:BlowFish, 6: Serpent, ...)</text:span></text:p>
      <text:p text:style-name="P6"><text:s text:c="8"/>DB <text:s text:c="5"/>0 <text:s text:c="30"/><text:tab/><text:tab/><text:span text:style-name="T1">; +63 encryption mode for FILES ENCRYPTION(0: none, 1: GOST89, 2:GOST89-14 3:RC6, 4:MARS, 5:BlowFish, 6: Serpent, ...)</text:span></text:p>
      <text:p text:style-name="P6"><text:s text:c="6"/><text:span text:style-name="T1"><text:s text:c="2"/>;---------------------------------------;</text:span></text:p>
      <text:p text:style-name="P6"><text:s text:c="8"/>DB <text:s text:c="5"/>32 DUP 0 <text:s text:c="22"/><text:tab/><text:tab/><text:span text:style-name="T1">; +64 256 bit GOST 34.11-2012 of key for eachCluster encryption</text:span></text:p>
      <text:p text:style-name="P6"><text:s text:c="7"/><text:span text:style-name="T1"><text:s/>; <text:s text:c="38"/><text:tab/><text:tab/>; <text:s text:c="4"/>(generated by selfrehashing 256 cycles)</text:span></text:p>
      <text:p text:style-name="P6"><text:s text:c="8"/>DB <text:s text:c="5"/>32 DUP 0 <text:s text:c="23"/><text:tab/><text:span text:style-name="T1">; +96 256 bit GOST 34.11-2012 of key for Files encryption</text:span></text:p>
      <text:p text:style-name="P6"><text:s text:c="4"/><text:span text:style-name="T1"><text:s text:c="4"/>; <text:s text:c="38"/><text:tab/><text:tab/>; <text:s text:c="4"/>(generated by selfrehashing 256 cycles)</text:span></text:p>
      <text:p text:style-name="P11"><text:s text:c="8"/>;---------------------------------------;</text:p>
      <text:p text:style-name="P11"><text:s text:c="8"/>; OMFS2 - 64 bytes: <text:s text:c="20"/><text:tab/>; +128 Boot code + reserv</text:p>
      <text:p text:style-name="P6"><text:s text:c="8"/>DB <text:s text:c="5"/>OF2_CLSZ - ( $ - OMFS3 ) DUP 'O' <text:s text:c="5"/></text:p>
      <text:p text:style-name="P6"/>
      <text:p text:style-name="P6"/>
      <text:p text:style-name="P15">Кластер №<text:span text:style-name="T6">1 <text:s/>зарезервирован под ядро ОС </text:span><text:span text:style-name="T8">System 6 (Systemicus).</text:span></text:p>
      <text:p text:style-name="P12"><text:span text:style-name="T7"><text:s text:c="2"/>; Cluster 1: Systemicus</text:span></text:p>
      <text:p text:style-name="P17"><text:span text:style-name="T7"><text:s text:c="6"/></text:span><text:span text:style-name="T13"><text:s text:c="2"/>file <text:s text:c="3"/>'omegicus.x86':0, 64*1024 <text:s text:c="2"/></text:span></text:p>
      <text:p text:style-name="P13"><text:span text:style-name="T8"/></text:p>
      <text:p text:style-name="P14"/>
      <text:p text:style-name="P25">Кластер №2: (или другой, см. <text:span text:style-name="T7">Cluster#0 data):</text:span></text:p>
      <text:p text:style-name="P19">содержит список файлов в корне раздела. В любой директории может содержаться до 1023 файлов ( 64<text:span text:style-name="T7">k </text:span>= <text:span text:style-name="T7">64b * 1023 + 64b service). Inode#0 </text:span>в каждой папке содержит информацию о себе.</text:p>
      <text:p text:style-name="P20">В корне раздела обязательно содержится файл <text:span text:style-name="T9">BITM</text:span><text:span text:style-name="T7">, </text:span>содержащий битовую карту раздела.</text:p>
      <text:p text:style-name="P12"><text:span text:style-name="T7"><text:s/>; Cluster 2: Root directory == 1024-1 records (record #0 seems to be system)</text:span></text:p>
      <text:p text:style-name="P7"><text:span text:style-name="T7"><text:s text:c="3"/>OMFS2_Root:</text:span></text:p>
      <text:p text:style-name="P7"><text:span text:style-name="T7"><text:s text:c="8"/></text:span><text:span text:style-name="T2">; Dir Info</text:span></text:p>
      <text:p text:style-name="P7"><text:span text:style-name="T7"><text:s text:c="7"/></text:span><text:span text:style-name="T9"><text:s/>dd <text:s text:c="5"/>0x00000002 <text:s text:c="21"/></text:span><text:span text:style-name="T3">; parent dir cluster (root points to itself)</text:span></text:p>
      <text:p text:style-name="P9"><text:span text:style-name="T7"><text:s text:c="8"/>dd <text:s text:c="5"/>0x00000000 <text:s text:c="21"/></text:span></text:p>
      <text:p text:style-name="P9"><text:span text:style-name="T7"><text:s text:c="8"/>dq <text:s text:c="5"/>0x00000000 <text:s text:c="21"/></text:span><text:span text:style-name="T2">; folder size;</text:span></text:p>
      <text:p text:style-name="P9"><text:span text:style-name="T7"><text:s text:c="8"/>dd <text:s text:c="5"/>0x00000000 <text:s text:c="20"/></text:span><text:span text:style-name="T2"><text:s/>; folder serial number</text:span></text:p>
      <text:p text:style-name="P9"><text:span text:style-name="T7"><text:s text:c="8"/>dd <text:s text:c="5"/>0x00000005 <text:s text:c="20"/></text:span><text:span text:style-name="T2"><text:s/>; num of elements</text:span></text:p>
      <text:p text:style-name="P9"><text:span text:style-name="T7"><text:s text:c="8"/>db <text:s text:c="5"/>40 dup 0 <text:s text:c="23"/></text:span></text:p>
      <text:p text:style-name="P7"><text:span text:style-name="T7"/></text:p>
      <text:p text:style-name="P7"><text:span text:style-name="T7"><text:s text:c="5"/></text:span><text:span text:style-name="T2"><text:s text:c="3"/>; Inode 1</text:span></text:p>
      <text:p text:style-name="P7"><text:span text:style-name="T7"><text:s text:c="7"/></text:span><text:span text:style-name="T10"><text:s/>dd <text:s text:c="5"/>'BITM'<text:tab/><text:tab/><text:tab/><text:tab/></text:span><text:span text:style-name="T4">; File name CRC32</text:span></text:p>
      <text:p text:style-name="P10"><text:span text:style-name="T7"><text:s text:c="8"/>dd <text:s text:c="5"/>0x00000000 <text:s text:c="21"/><text:tab/></text:span><text:span text:style-name="T2">; File CRC32 | NUM of SunItems if FOLD</text:span></text:p>
      <text:p text:style-name="P10"><text:span text:style-name="T7"><text:s text:c="8"/>dd <text:s text:c="5"/>OF2_CLSZ <text:s text:c="23"/><text:tab/></text:span><text:span text:style-name="T2">; File size</text:span></text:p>
      <text:p text:style-name="P10"><text:span text:style-name="T7"><text:s text:c="8"/>dd <text:s text:c="5"/>0x00000000 <text:s text:c="21"/><text:tab/></text:span><text:span text:style-name="T2">; Created (OMFS2_Created + $)</text:span></text:p>
      <text:p text:style-name="P10"><text:span text:style-name="T7"><text:s text:c="8"/>dd <text:s text:c="5"/>0x00000000 <text:s text:c="21"/><text:tab/></text:span><text:span text:style-name="T2">; Hash of encrypted data (or 0 if not used)</text:span></text:p>
      <text:p text:style-name="P10"><text:span text:style-name="T7"><text:s text:c="8"/>dd <text:s text:c="5"/>'OMFS' <text:s text:c="25"/><text:tab/><text:tab/></text:span><text:span text:style-name="T2">; File type</text:span></text:p>
      <text:p text:style-name="P10"><text:span text:style-name="T7"><text:s text:c="8"/>dd <text:s text:c="5"/>0x0000000F <text:s text:c="21"/><text:tab/></text:span><text:span text:style-name="T2">; Start cluster</text:span></text:p>
      <text:p text:style-name="P10"><text:span text:style-name="T7"><text:s text:c="8"/>dd <text:s text:c="5"/>00000000000000000000000000110000b</text:span></text:p>
      <text:p text:style-name="P10"><text:span text:style-name="T7"><text:s text:c="8"/>; <text:s text:c="6"/>cerwxrwxSS-WZ-----------blhsdrwx</text:span></text:p>
      <text:p text:style-name="P10"><text:span text:style-name="T7"><text:s text:c="8"/>; <text:s text:c="6"/>W == LZW source data</text:span></text:p>
      <text:p text:style-name="P10"><text:span text:style-name="T7"><text:s text:c="8"/>; <text:s text:c="6"/>Z == LZO source data</text:span></text:p>
      <text:p text:style-name="P10"><text:span text:style-name="T7"><text:s text:c="8"/>db <text:s text:c="5"/>0x00 <text:s text:c="27"/><text:tab/><text:tab/></text:span><text:span text:style-name="T2">; UID</text:span></text:p>
      <text:p text:style-name="P10"><text:span text:style-name="T7"><text:s text:c="8"/>db <text:s text:c="5"/>0x00 <text:s text:c="27"/><text:tab/><text:tab/></text:span><text:span text:style-name="T2">; GID</text:span></text:p>
      <text:p text:style-name="P10"><text:span text:style-name="T7"><text:s text:c="8"/>db <text:s text:c="5"/>'////////////////////////////' <text:s/><text:tab/></text:span><text:span text:style-name="T2">; File name (28 chars max) padded with '/'</text:span></text:p>
      <text:p text:style-name="P10"><text:span text:style-name="T7"><text:s text:c="8"/>dw <text:s text:c="5"/>0x00 <text:s text:c="27"/><text:tab/><text:tab/></text:span><text:span text:style-name="T2">; File name extra extension (00..99)</text:span></text:p>
      <text:p text:style-name="P7"><text:span text:style-name="T7"/></text:p>
      <text:p text:style-name="P7"><text:span text:style-name="T7"/></text:p>
      <text:p text:style-name="P7"><text:span text:style-name="T7"><text:s text:c="4"/></text:span><text:span text:style-name="T18"><text:s text:c="4"/>; Inode 2</text:span></text:p>
      <text:p text:style-name="P7"><text:span text:style-name="T7"><text:s text:c="8"/>dd <text:s text:c="5"/>0xAA275AED <text:s text:c="21"/><text:tab/></text:span><text:span text:style-name="T18">; File name CRC32 ; // bin</text:span></text:p>
      <text:p text:style-name="P7"><text:span text:style-name="T7"><text:s text:c="8"/>dd <text:s text:c="5"/>0x00000000 <text:s text:c="21"/><text:tab/></text:span><text:span text:style-name="T18">; File CRC32</text:span></text:p>
      <text:p text:style-name="P7"><text:span text:style-name="T7"><text:s text:c="8"/>dd <text:s text:c="5"/>0x00010000 <text:s text:c="21"/><text:tab/></text:span><text:span text:style-name="T18">; File size</text:span></text:p>
      <text:p text:style-name="P7"><text:span text:style-name="T7"><text:s text:c="8"/>dd <text:s text:c="5"/>0x00000000 <text:s text:c="21"/><text:tab/></text:span><text:span text:style-name="T18">; Created (OMFS2_Created + $)</text:span></text:p>
      <text:p text:style-name="P7"><text:span text:style-name="T7"><text:s text:c="8"/>dd <text:s text:c="5"/>0x00000000 <text:s text:c="21"/><text:tab/></text:span><text:span text:style-name="T18">; Hash of encrypted data (or 0 if not used)</text:span></text:p>
      <text:p text:style-name="P7"><text:span text:style-name="T7"><text:s text:c="8"/>dd <text:s text:c="5"/>'</text:span><text:span text:style-name="T9">FOLD</text:span><text:span text:style-name="T7">' <text:s text:c="25"/><text:tab/><text:tab/></text:span><text:span text:style-name="T18">; File type</text:span></text:p>
      <text:p text:style-name="P7"><text:span text:style-name="T7"><text:s text:c="8"/>dd <text:s text:c="5"/>0x00000008 <text:s text:c="21"/><text:tab/></text:span><text:span text:style-name="T18">; Start cluster</text:span></text:p>
      <text:p text:style-name="P7"><text:span text:style-name="T7"><text:s text:c="8"/>dd <text:s text:c="5"/>00101101000000000000000000011111b</text:span></text:p>
      <text:p text:style-name="P7"><text:span text:style-name="T7"><text:s text:c="6"/></text:span><text:span text:style-name="T18"><text:s text:c="2"/>; <text:s text:c="6"/>cerwxrwxSS--------------blhsdrwx</text:span></text:p>
      <text:p text:style-name="P7"><text:span text:style-name="T7"><text:s text:c="8"/>db <text:s text:c="5"/>0x00 <text:s text:c="27"/><text:tab/><text:tab/></text:span><text:span text:style-name="T18">; UID</text:span></text:p>
      <text:p text:style-name="P7"><text:span text:style-name="T7"><text:s text:c="8"/>db <text:s text:c="5"/>0x00 <text:s text:c="27"/><text:tab/><text:tab/></text:span><text:span text:style-name="T18">; GID</text:span></text:p>
      <text:p text:style-name="P7"><text:span text:style-name="T7"><text:s text:c="8"/>db <text:s text:c="5"/>'bin/////////////////////////' <text:s/><text:tab/></text:span><text:span text:style-name="T18">; File name (28 chars max) padded with '/'</text:span></text:p>
      <text:p text:style-name="P7"><text:span text:style-name="T7"><text:s text:c="8"/>dw <text:s text:c="5"/>0x00 <text:s text:c="27"/><text:tab/><text:tab/></text:span><text:span text:style-name="T18">; File name extra extension (00..99)</text:span></text:p>
      <text:p text:style-name="P7"><text:span text:style-name="T7"/></text:p>
      <text:p text:style-name="P7"><text:span text:style-name="T7"><text:s text:c="8"/></text:span><text:span text:style-name="T18">; Inode </text:span><text:span text:style-name="T19">3</text:span><text:span text:style-name="T18"> (64 bytes)</text:span></text:p>
      <text:p text:style-name="P7"><text:span text:style-name="T7"><text:s text:c="8"/>dd <text:s text:c="5"/>0x9BC26813 <text:s text:c="21"/><text:tab/></text:span><text:span text:style-name="T18">; +00 File name CRC32</text:span></text:p>
      <text:p text:style-name="P7"><text:span text:style-name="T7"><text:s text:c="8"/>dd <text:s text:c="5"/>0x00000000 <text:s text:c="21"/><text:tab/></text:span><text:span text:style-name="T18">; +04 File CRC32</text:span></text:p>
      <text:p text:style-name="P7"><text:span text:style-name="T7"><text:s text:c="8"/>dd <text:s text:c="5"/>file_0</text:span><text:span text:style-name="T11">F</text:span><text:span text:style-name="T7">_sz <text:s text:c="21"/><text:tab/><text:tab/></text:span><text:span text:style-name="T18">; +08 File size</text:span></text:p>
      <text:p text:style-name="P7"><text:span text:style-name="T7"><text:s text:c="8"/>dd <text:s text:c="5"/>0x00000000 <text:s text:c="21"/><text:tab/></text:span><text:span text:style-name="T18">; +12 Created (OMFS2_Created + $)</text:span></text:p>
      <text:p text:style-name="P7"><text:span text:style-name="T7"><text:s text:c="8"/>dd <text:s text:c="5"/>0x00000000 <text:s text:c="21"/><text:tab/></text:span><text:span text:style-name="T18">; +16 Hash of encrypted data (or 0 if not used)</text:span></text:p>
      <text:p text:style-name="P23"><text:span text:style-name="T7"><text:s text:c="48"/><text:tab/><text:tab/>; +16 FOLD: parent dir cluster</text:span></text:p>
      <text:p text:style-name="P7"><text:span text:style-name="T7"><text:s text:c="8"/>dd <text:s text:c="5"/>'</text:span><text:span text:style-name="T9">FONT</text:span><text:span text:style-name="T7">' <text:s text:c="25"/><text:tab/><text:tab/></text:span><text:span text:style-name="T18">; +20 File type</text:span></text:p>
      <text:p text:style-name="P7"><text:span text:style-name="T7"><text:s text:c="8"/>dd <text:s text:c="5"/>0x0000000F <text:s text:c="20"/><text:tab/></text:span><text:span text:style-name="T18">; +24 Start cluster</text:span></text:p>
      <text:p text:style-name="P23"><text:soft-page-break/><text:span text:style-name="T7"><text:s text:c="8"/>; Attributes <text:s text:c="27"/><text:tab/><text:tab/>; +28</text:span></text:p>
      <text:p text:style-name="P7"><text:span text:style-name="T7"><text:s text:c="8"/>dd <text:s text:c="5"/>00100100000000000000000000010110b</text:span></text:p>
      <text:p text:style-name="P23"><text:span text:style-name="T7"><text:s text:c="8"/>; <text:s text:c="6"/>cerwxrwxSS--------------blhsdrwx</text:span></text:p>
      <text:p text:style-name="P7"><text:span text:style-name="T7"><text:s text:c="8"/>db <text:s text:c="5"/>0x00 <text:s text:c="27"/><text:tab/><text:tab/></text:span><text:span text:style-name="T18">; +32 UID</text:span></text:p>
      <text:p text:style-name="P7"><text:span text:style-name="T7"><text:s text:c="8"/>db <text:s text:c="5"/>0x00 <text:s text:c="27"/><text:tab/><text:tab/></text:span><text:span text:style-name="T18">; +33 GID</text:span></text:p>
      <text:p text:style-name="P7"><text:span text:style-name="T7"><text:s text:c="8"/>db <text:s text:c="5"/>'font_arc_cp1251_8x8.fnt/////' <text:s/><text:tab/></text:span><text:span text:style-name="T18">; +34 File name (28 chars max) padded with '/'</text:span></text:p>
      <text:p text:style-name="P7"><text:span text:style-name="T7"><text:s text:c="8"/>dw <text:s text:c="5"/>0x00 <text:s text:c="27"/><text:tab/><text:tab/></text:span><text:span text:style-name="T18">; +62 File name extra extension (00..99)</text:span></text:p>
      <text:p text:style-name="P7"><text:span text:style-name="T7"/></text:p>
      <text:p text:style-name="P7"><text:span text:style-name="T7"><text:s text:c="5"/></text:span><text:span text:style-name="T16"><text:s text:c="3"/>; PADDING REST AREA</text:span></text:p>
      <text:p text:style-name="P7"><text:span text:style-name="T7"><text:s text:c="8"/>croot_inodes = $ - OMFS2_Root</text:span></text:p>
      <text:p text:style-name="P7"><text:span text:style-name="T7"><text:s text:c="8"/>db <text:s text:c="5"/>(OF2_INSZ * (OF2_DRNR - croot_inodes/OF2_INSZ) ) DUP 0 <text:s text:c="5"/></text:span></text:p>
      <text:p text:style-name="P7"><text:span text:style-name="T7"/></text:p>
      <text:p text:style-name="P7"><text:span text:style-name="T7"/></text:p>
      <text:p text:style-name="P16">Файл битовой карты. </text:p>
      <text:p text:style-name="P21">Точнее назвать — байтовая карта, т. е. Каждому кластеру соответствует 1 байт.</text:p>
      <text:p text:style-name="P21">Первые три кластера всегда помечены как занятые.</text:p>
      <text:p text:style-name="P24">; Cluster 3: {BITMAP}, 1 byte is 1 cluster, starts from cl.0, 65536 ones</text:p>
      <text:p text:style-name="P24">; 0 means free, 1 means just busy, 2 means busy&amp;encrypt, 3..255 - reserved</text:p>
      <text:p text:style-name="P18"><text:s text:c="3"/><text:span text:style-name="T12"><text:s text:c="5"/>bitmap:</text:span></text:p>
      <text:p text:style-name="P8"><text:s text:c="8"/>db 1,1,1 <text:s text:c="2"/><text:span text:style-name="T17">; CL00..02: HEAD, OS, ROOT</text:span></text:p>
      <text:p text:style-name="P8"><text:s text:c="8"/>db 1,1,1,1,1,1,1,1,1,1,1,1,1,1,1, 1,1</text:p>
      <text:p text:style-name="P8"><text:s text:c="8"/>db 1,1,1,1,1,1,1,1,1,1,1</text:p>
      <text:p text:style-name="P8"><text:s text:c="8"/>bitmap_sz = $ - bitmap</text:p>
      <text:p text:style-name="P8"><text:s text:c="8"/>db <text:s text:c="5"/>OF2_CLSZ - bitmap_sz dup 0 <text:s/></text:p>
      <text:p text:style-name="P8"/>
      <text:p text:style-name="P22"/>
      <text:p text:style-name="P22">Собственно данные</text:p>
      <text:p text:style-name="P21">Каждый кластер данных содержит собственно данные. В конце каждого коастера данных содержится 8 байт информации — размер эффективных данных текущего кластера и следующий кластер (если файл не умещается в текущем).</text:p>
      <text:p text:style-name="P8"/>
      <text:p text:style-name="P8"><text:s text:c="8"/>file_0<text:span text:style-name="T7">F</text:span>:</text:p>
      <text:p text:style-name="P8"><text:s text:c="8"/>file <text:s text:c="3"/>'files/fonts/font_slim_cp1251_8x8.fnt':0, 2048 <text:s text:c="3"/></text:p>
      <text:p text:style-name="P8"><text:s text:c="8"/><text:span text:style-name="T7">file_0F_sz</text:span> = $ - file_0<text:span text:style-name="T7">F</text:span></text:p>
      <text:p text:style-name="P8"><text:s text:c="8"/>db <text:s text:c="5"/><text:span text:style-name="T15">OF2_CLSZ</text:span> - <text:span text:style-name="T7">file_0F_sz</text:span> - 8 dup 0</text:p>
      <text:p text:style-name="P8"><text:s text:c="8"/>dd <text:s text:c="5"/><text:span text:style-name="T7">file_0F_sz</text:span></text:p>
      <text:p text:style-name="P8"><text:s text:c="8"/>dd <text:s text:c="5"/>0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6:58:11.179000000</meta:creation-date>
    <dc:date>2016-03-02T17:22:42.240000000</dc:date>
    <meta:editing-duration>PT24M42S</meta:editing-duration>
    <meta:editing-cycles>4</meta:editing-cycles>
    <meta:generator>LibreOffice/5.1.0.3$Windows_X86_64 LibreOffice_project/5e3e00a007d9b3b6efb6797a8b8e57b51ab1f737</meta:generator>
    <meta:document-statistic meta:table-count="0" meta:image-count="0" meta:object-count="0" meta:page-count="3" meta:paragraph-count="113" meta:word-count="803" meta:character-count="7265" meta:non-whitespace-character-count="3907"/>
  </office:meta>
</office:document-meta>
</file>